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1D7327638068C171A69.png" manifest:media-type="image/png"/>
  <manifest:file-entry manifest:full-path="Pictures/100000010000032700000166731632296AA6520C.png" manifest:media-type="image/png"/>
  <manifest:file-entry manifest:full-path="Pictures/10000001000003230000019905AE49A48047A5D3.png" manifest:media-type="image/png"/>
  <manifest:file-entry manifest:full-path="Pictures/1000000100000371000001B2D7EDB78967A4F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460c5" officeooo:paragraph-rsid="001460c5" style:font-size-asian="18.3500003814697pt" style:font-size-complex="21pt"/>
    </style:style>
    <style:style style:name="P2" style:family="paragraph" style:parent-style-name="Standard">
      <style:paragraph-properties fo:break-before="page"/>
      <style:text-properties fo:font-size="21pt" officeooo:rsid="001460c5" officeooo:paragraph-rsid="001460c5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1"><draw:frame draw:style-name="fr1" draw:name="Image1" text:anchor-type="char" svg:x="0cm" svg:y="0.291cm" svg:width="17cm" svg:height="9.396cm" draw:z-index="0"><draw:image xlink:href="Pictures/1000000100000371000001B2D7EDB78967A4F2E7.png" xlink:type="simple" xlink:show="embed" xlink:actuate="onLoad" draw:mime-type="image/png"/></draw:frame><draw:frame draw:style-name="fr1" draw:name="Image2" text:anchor-type="char" svg:x="0cm" svg:y="10.901cm" svg:width="17cm" svg:height="9.317cm" draw:z-index="1"><draw:image xlink:href="Pictures/10000001000003230000019905AE49A48047A5D3.png" xlink:type="simple" xlink:show="embed" xlink:actuate="onLoad" draw:mime-type="image/png"/></draw:frame></text:p>
      <text:p text:style-name="P2"><draw:frame draw:style-name="fr1" draw:name="Image3" text:anchor-type="char" svg:x="-0.783cm" svg:y="-0.411cm" svg:width="17cm" svg:height="8.456cm" draw:z-index="2"><draw:image xlink:href="Pictures/100000010000032700000166731632296AA6520C.png" xlink:type="simple" xlink:show="embed" xlink:actuate="onLoad" draw:mime-type="image/png"/></draw:frame><draw:frame draw:style-name="fr1" draw:name="Image4" text:anchor-type="char" svg:x="-0.714cm" svg:y="8.943cm" svg:width="17.18cm" svg:height="9.447cm" draw:z-index="3"><draw:image xlink:href="Pictures/10000001000003A5000001D7327638068C171A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6:25:34.923201459</meta:creation-date>
    <dc:date>2023-10-24T16:30:32.251652935</dc:date>
    <meta:editing-duration>PT5M5S</meta:editing-duration>
    <meta:editing-cycles>1</meta:editing-cycles>
    <meta:document-statistic meta:table-count="0" meta:image-count="4" meta:object-count="0" meta:page-count="2" meta:paragraph-count="1" meta:word-count="2" meta:character-count="12" meta:non-whitespace-character-count="11"/>
    <meta:generator>LibreOffice/7.3.7.2$Linux_X86_64 LibreOffice_project/30$Build-2</meta:generator>
  </office:meta>
</office:document-meta>
</file>